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y de perturbat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table:style-name="ce1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2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I10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I11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1*[.I12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01*[.I13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I14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I15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[.I18]" office:value-type="float" office:value="0.25" calcext:value-type="float">
            <text:p>0.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25" calcext:value-type="float">
            <text:p>0.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0.001" calcext:value-type="float">
            <text:p>0.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4"/>
          <table:table-cell office:value-type="float" office:value="0.001" calcext:value-type="float">
            <text:p>0.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17-06-22" calcext:value-type="date">
            <text:p>22/06/17</text:p>
          </table:table-cell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pped manually because the phase would not change after stabiliz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7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2,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3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8,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date" office:date-value="2017-06-23" calcext:value-type="date">
            <text:p>23/06/17</text:p>
          </table:table-cell>
          <table:table-cell office:value-type="string" calcext:value-type="string">
            <text:p>randtry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date" office:date-value="2017-06-26" calcext:value-type="date">
            <text:p>26/06/17</text:p>
          </table:table-cell>
          <table:table-cell office:value-type="string" calcext:value-type="string">
            <text:p>essai1 avec GMRES solveru</text:p>
          </table:table-cell>
          <table:table-cell table:number-columns-repeated="11"/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pas d’arret mais plus de valeu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ssai1 avec defaultsolver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date" office:date-value="2017-06-27" calcext:value-type="date">
            <text:p>27/06/1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date" office:date-value="2017-06-28" calcext:value-type="date">
            <text:p>28/06/17</text:p>
          </table:table-cell>
          <table:table-cell office:value-type="string" calcext:value-type="string">
            <text:p>sim2dk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does not work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ssai1</text:p>
          </table:table-cell>
          <table:table-cell office:value-type="string" calcext:value-type="string">
            <text:p>sans cond de la fi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ébut à 0,1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ébut à 0,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617" calcext:value-type="float">
            <text:p>300617</text:p>
          </table:table-cell>
          <table:table-cell office:value-type="string" calcext:value-type="string">
            <text:p>sim30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9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717" calcext:value-type="float">
            <text:p>40717</text:p>
          </table:table-cell>
          <table:table-cell office:value-type="string" calcext:value-type="string">
            <text:p>sim040717</text:p>
          </table:table-cell>
          <table:table-cell table:number-columns-repeated="14"/>
          <table:table-cell office:value-type="float" office:value="0.25" calcext:value-type="float">
            <text:p>0.25</text:p>
          </table:table-cell>
          <table:table-cell office:value-type="string" calcext:value-type="string">
            <text:p>Time : 80195.56;268069.87;44178.0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rret a 50 en deplacement</text:p>
          </table:table-cell>
          <table:table-cell table:number-columns-repeated="14"/>
          <table:table-cell office:value-type="float" office:value="0.1" calcext:value-type="float">
            <text:p>0.1</text:p>
          </table:table-cell>
          <table:table-cell office:value-type="string" calcext:value-type="string">
            <text:p>coupee manuellement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717" calcext:value-type="float">
            <text:p>50717</text:p>
          </table:table-cell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im2Dact0507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im52</text:p>
          </table:table-cell>
          <table:table-cell office:value-type="string" calcext:value-type="string">
            <text:p>no perturbatio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yed flat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inus beginning sin(12y)</text:p>
          </table:table-cell>
          <table:table-cell table:number-columns-repeated="14"/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low perturbation sinus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im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im2D1107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2:14:44.133194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7-12T13:14:15.867938351</dc:date>
    <meta:editing-duration>P2DT21H7M21S</meta:editing-duration>
    <meta:editing-cycles>19</meta:editing-cycles>
    <meta:generator>LibreOffice/5.1.6.2$Linux_X86_64 LibreOffice_project/10m0$Build-2</meta:generator>
    <meta:document-statistic meta:table-count="1" meta:cell-count="596" meta:object-count="0"/>
  </office:meta>
</office:document-meta>
</file>